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12a99dc" officeooo:paragraph-rsid="012a99dc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text-position="0% 100%" style:font-name="Liberation Serif" fo:font-size="14pt" style:text-underline-style="none" fo:font-weight="normal" officeooo:rsid="013357a4" officeooo:paragraph-rsid="013357a4" style:font-name-asian="DejaVu Sans" style:font-size-asian="14pt" style:font-weight-asian="normal" style:font-name-complex="Lohit Hindi" style:font-size-complex="14pt" style:font-weight-complex="normal"/>
    </style:style>
    <style:style style:name="P8" style:family="paragraph" style:parent-style-name="Standard">
      <style:text-properties style:text-position="0% 100%" style:font-name="Liberation Serif" fo:font-size="14pt" style:text-underline-style="none" fo:font-weight="normal" officeooo:rsid="01346644" officeooo:paragraph-rsid="01346644" style:font-name-asian="DejaVu Sans" style:font-size-asian="14pt" style:font-weight-asian="normal" style:font-name-complex="Lohit Hindi" style:font-size-complex="14pt" style:font-weight-complex="normal"/>
    </style:style>
    <style:style style:name="T1" style:family="text">
      <style:text-properties officeooo:rsid="01184c97"/>
    </style:style>
    <style:style style:name="T2" style:family="text">
      <style:text-properties officeooo:rsid="012b9b9c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13466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Group Algebra Elements</text:p>
      <text:p text:style-name="P1">Richard Parker <text:span text:style-name="T1">17.9</text:span>.201<text:span text:style-name="T2">8</text:span></text:p>
      <text:p text:style-name="P5"/>
      <text:p text:style-name="P6">Section 1 – Introduction</text:p>
      <text:p text:style-name="P4"/>
      <text:p text:style-name="P7">With the inclusion of the Holt/Rees strategy (characteristic polynomial and roots) and the imminent need for a better peakword and summitword system, the time is clearly ripe for fresh look at the programs available for these purposes.</text:p>
      <text:p text:style-name="P7"/>
      <text:p text:style-name="P7">For large fields, even with two generators, the set of all elements of the form A + <text:span text:style-name="T3">λB </text:span><text:span text:style-name="T4">−</text:span><text:span text:style-name="T3"> μ will usually be sufficient to find nullity and peakwords without ever needing to do a multiplication at all. <text:s/>The basic plan is to make, for various λ, the matrix </text:span>A + <text:span text:style-name="T3">λB, find its characteristic polynomial, find the roots μ of this polynomial, and use the element </text:span>A + <text:span text:style-name="T3">λB </text:span><text:span text:style-name="T4">−</text:span><text:span text:style-name="T3"> μ as the group algebra whose null-vectors are used as seeds for zis.</text:span></text:p>
      <text:p text:style-name="P7"><text:span text:style-name="T3"/></text:p>
      <text:p text:style-name="P7"><text:span text:style-name="T3">For GF(2) on the other hand, an absolutely irreducible module has a 52% chance of having nullity 1 and only a 26% chance of having nullity zero. <text:s/>A large number of elements will therefore need to be tried before a peakword can be found when the set of irreducibles is relatively large. <text:s/>For M24, for example, there are 13 irreducibles, all in the principle block, so one would expect to need to consider several hundred million group algebra elements before a full set of peakwords is found</text:span><text:span text:style-name="T5">, needing around 30 elements of the group (or group algebra) to be considered.</text:span></text:p>
      <text:p text:style-name="P7"><text:span text:style-name="T5"/></text:p>
      <text:p text:style-name="P8"><text:span text:style-name="T5">I</text:span><text:span text:style-name="T3">ntermediate fields (e.g. 3,4,5,7,8,9) behave in intermediate way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9-01-19T19:10:33.854503719</dc:date>
    <meta:editing-duration>P4DT10H44M6S</meta:editing-duration>
    <meta:editing-cycles>448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8" meta:word-count="239" meta:character-count="1382" meta:non-whitespace-character-count="1147"/>
  </office:meta>
</office:document-meta>
</file>